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  <style:paragraph-properties style:writing-mode="lr-tb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1.274cm" fo:min-width="18.804cm"/>
    </style:style>
    <style:style style:name="gr5" style:family="graphic" style:parent-style-name="standard">
      <style:graphic-properties svg:stroke-color="#00a933" draw:fill-color="#3faf46" draw:textarea-horizontal-align="justify" draw:textarea-vertical-align="middle" draw:auto-grow-height="false" fo:min-height="1.274cm" fo:min-width="4.834cm"/>
      <style:paragraph-properties style:writing-mode="lr-tb"/>
    </style:style>
    <style:style style:name="gr6" style:family="graphic" style:parent-style-name="standard">
      <style:graphic-properties svg:stroke-color="#800080" draw:fill-color="#800080" draw:textarea-horizontal-align="justify" draw:textarea-vertical-align="middle" draw:auto-grow-height="false" fo:min-height="1.274cm" fo:min-width="3.056cm"/>
      <style:paragraph-properties style:writing-mode="lr-tb"/>
    </style:style>
    <style:style style:name="gr7" style:family="graphic" style:parent-style-name="Arrow_20_Line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9" style:family="graphic" style:parent-style-name="standard">
      <style:graphic-properties svg:stroke-color="#00a933" draw:fill-color="#3faf46" draw:textarea-horizontal-align="justify" draw:textarea-vertical-align="middle" draw:auto-grow-height="false" fo:min-height="1.274cm" fo:min-width="11.432cm"/>
      <style:paragraph-properties style:writing-mode="lr-tb"/>
    </style:style>
    <style:style style:name="gr10" style:family="graphic" style:parent-style-name="standard">
      <style:graphic-properties svg:stroke-color="#800080" draw:fill-color="#800080" draw:textarea-horizontal-align="justify" draw:textarea-vertical-align="middle" draw:auto-grow-height="false" fo:min-height="1.274cm" fo:min-width="6.866cm"/>
      <style:paragraph-properties style:writing-mode="lr-tb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1.782cm" fo:min-width="6.425cm"/>
    </style:style>
    <style:style style:name="gr13" style:family="graphic" style:parent-style-name="standard">
      <style:graphic-properties svg:stroke-color="#808080" draw:fill-color="#808080" draw:textarea-horizontal-align="justify" draw:textarea-vertical-align="middle" draw:auto-grow-height="false" fo:min-height="1.782cm" fo:min-width="6.685cm"/>
    </style:style>
    <style:style style:name="gr14" style:family="graphic" style:parent-style-name="standard">
      <style:graphic-properties svg:stroke-color="#808080" draw:fill-color="#808080" draw:textarea-horizontal-align="justify" draw:textarea-vertical-align="middle" draw:auto-grow-height="false" fo:min-height="1.274cm" fo:min-width="6.425cm"/>
    </style:style>
    <style:style style:name="gr15" style:family="graphic" style:parent-style-name="standard">
      <style:graphic-properties svg:stroke-color="#00a933" draw:fill-color="#3faf46" draw:textarea-horizontal-align="justify" draw:textarea-vertical-align="middle" draw:auto-grow-height="false" fo:min-height="1.274cm" fo:min-width="3.631cm"/>
      <style:paragraph-properties style:writing-mode="lr-tb"/>
    </style:style>
    <style:style style:name="gr16" style:family="graphic" style:parent-style-name="standard">
      <style:graphic-properties svg:stroke-color="#800080" draw:fill-color="#800080" draw:textarea-horizontal-align="justify" draw:textarea-vertical-align="middle" draw:auto-grow-height="false" fo:min-height="1.274cm" fo:min-width="2.29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813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style:writing-mode="lr-tb"/>
    </style:style>
    <style:style style:name="P4" style:family="paragraph">
      <style:paragraph-properties style:writing-mode="lr-tb"/>
      <style:text-properties fo:font-size="14pt" style:font-size-asian="14pt" style:font-size-complex="14p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top="0.102cm" fo:margin-bottom="0cm" fo:text-align="start" style:writing-mode="lr-tb"/>
    </style:style>
    <style:style style:name="P8" style:family="paragraph">
      <style:paragraph-properties fo:margin-top="0.102cm" fo:margin-bottom="0cm" style:writing-mode="lr-tb"/>
    </style:style>
    <style:style style:name="P9" style:family="paragraph">
      <style:paragraph-properties fo:margin-top="0.102cm" fo:margin-bottom="0cm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3faf46"/>
      <style:paragraph-properties fo:text-align="center" style:writing-mode="lr-tb"/>
    </style:style>
    <style:style style:name="P14" style:family="paragraph">
      <loext:graphic-properties draw:fill-color="#800080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eCensorMedia</presentation:header-decl>
      <presentation:footer-decl presentation:name="ftr1">www.DeCensorMedia.org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><text:s/><text:span text:style-name="T1">Decentralized social media design training</text:span><text:span text:style-name="T1"><text:line-break/></text:span><text:span text:style-name="T2">episode 2: CSS flex</text:span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813cm" svg:x="1.4cm" svg:y="0.816cm" presentation:class="title" presentation:user-transformed="true">
          <draw:text-box>
            <text:p>Flex-grow formula</text:p>
          </draw:text-box>
        </draw:frame>
        <draw:frame presentation:style-name="pr4" draw:text-style-name="P4" draw:layer="layout" svg:width="19.304cm" svg:height="2.286cm" svg:x="1.016cm" svg:y="6.604cm" presentation:class="outline" presentation:user-transformed="true">
          <draw:text-box>
            <text:list text:style-name="L2">
              <text:list-item>
                <text:p text:style-name="P1"><text:span text:style-name="T3">Box1 = box1_flex_basis + free_space * box1_flex_grow / (box1_flex_grow + box2_flex_grow)</text:span></text:p>
              </text:list-item>
              <text:list-item>
                <text:p text:style-name="P3"><text:span text:style-name="T4">Box2 = </text:span><text:span text:style-name="T3">box1_flex_basis + free_space * box2_flex_grow / (box1_flex_grow + box2_flex_grow)</text:span></text:p>
                <text:p text:style-name="P1"><text:span text:style-name="T5"/></text:p>
              </text:list-item>
            </text:list>
          </draw:text-box>
        </draw:frame>
        <draw:frame presentation:style-name="pr4" draw:text-style-name="P6" draw:layer="layout" svg:width="6.604cm" svg:height="4.572cm" svg:x="21.312cm" svg:y="3.662cm" presentation:class="outline" presentation:user-transformed="true">
          <draw:text-box>
            <text:list text:style-name="L2">
              <text:list-header>
                <text:p text:style-name="P5"><text:span text:style-name="T6">&lt;div class=’boxes-container’&gt;</text:span></text:p>
                <text:list>
                  <text:list-header>
                    <text:p text:style-name="P5"><text:span text:style-name="T6">&lt;div class=’box1&gt; </text:span></text:p>
                    <text:p text:style-name="P5"><text:span text:style-name="T6">&lt;/div&gt;</text:span></text:p>
                    <text:p text:style-name="P5"><text:span text:style-name="T6">&lt;div class=’box2’&gt;</text:span></text:p>
                    <text:p text:style-name="P5"><text:span text:style-name="T6">&lt;/div&gt;</text:span></text:p>
                  </text:list-header>
                </text:list>
                <text:p text:style-name="P5"><text:span text:style-name="T6">&lt;/div&gt;</text:span></text:p>
                <text:p text:style-name="P1"><text:span text:style-name="T6"/></text:p>
              </text:list-header>
            </text:list>
          </draw:text-box>
        </draw:frame>
        <draw:frame presentation:style-name="pr4" draw:text-style-name="P9" draw:layer="layout" svg:width="6.604cm" svg:height="9.652cm" svg:x="21.336cm" svg:y="9.906cm" presentation:class="outline" presentation:user-transformed="true">
          <draw:text-box>
            <text:list text:style-name="L2">
              <text:list-header>
                <text:p text:style-name="P7"><text:span text:style-name="T6">.boxes-container {</text:span></text:p>
                <text:list>
                  <text:list-header>
                    <text:p text:style-name="P7"><text:span text:style-name="T6">display: flex;</text:span></text:p>
                    <text:p text:style-name="P7"><text:span text:style-name="T6">flex-direction: row;</text:span></text:p>
                  </text:list-header>
                </text:list>
                <text:p text:style-name="P7"><text:span text:style-name="T6">}</text:span></text:p>
                <text:p text:style-name="P7"><text:span text:style-name="T6">.boxes-container .box1 {</text:span></text:p>
                <text:list>
                  <text:list-header>
                    <text:p text:style-name="P7"><text:span text:style-name="T6">flex-grow: 2</text:span></text:p>
                    <text:p text:style-name="P7"><text:span text:style-name="T6">flex-shrink:2;</text:span></text:p>
                    <text:p text:style-name="P7"><text:span text:style-name="T6">flex-basis: 400px;</text:span></text:p>
                  </text:list-header>
                </text:list>
                <text:p text:style-name="P7"><text:span text:style-name="T6">}</text:span></text:p>
                <text:p text:style-name="P7"><text:span text:style-name="T6">.boxes-container .box2 {</text:span></text:p>
                <text:list>
                  <text:list-header>
                    <text:p text:style-name="P7"><text:span text:style-name="T6">flex-grow: 1;</text:span></text:p>
                    <text:p text:style-name="P7"><text:span text:style-name="T6">flex-shrink:1;</text:span></text:p>
                    <text:p text:style-name="P7"><text:span text:style-name="T6">flex-basis: 300px;</text:span></text:p>
                  </text:list-header>
                </text:list>
                <text:p text:style-name="P7"><text:span text:style-name="T6">}</text:span></text:p>
                <text:p text:style-name="P8"><text:span text:style-name="T6"/></text:p>
              </text:list-header>
            </text:list>
          </draw:text-box>
        </draw:frame>
        <draw:frame draw:style-name="gr2" draw:text-style-name="P10" draw:layer="layout" svg:width="1.395cm" svg:height="0.725cm" svg:x="24.13cm" svg:y="2.831cm">
          <draw:text-box>
            <text:p><text:span text:style-name="T7">html</text:span></text:p>
          </draw:text-box>
        </draw:frame>
        <draw:frame draw:style-name="gr3" draw:text-style-name="P10" draw:layer="layout" svg:width="1.213cm" svg:height="0.725cm" svg:x="24.13cm" svg:y="8.89cm">
          <draw:text-box>
            <text:p><text:span text:style-name="T7">css</text:span></text:p>
          </draw:text-box>
        </draw:frame>
        <draw:custom-shape draw:style-name="gr4" draw:text-style-name="P11" draw:layer="layout" svg:width="19.304cm" svg:height="1.524cm" svg:x="1.524cm" svg:y="2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5.334cm" svg:height="1.524cm" svg:x="1.524cm" svg:y="2.794cm">
          <text:p text:style-name="P12">box1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.556cm" svg:height="1.524cm" svg:x="6.858cm" svg:y="2.794cm">
          <text:p text:style-name="P12">box2</text:p>
          <draw:enhanced-geometry svg:viewBox="0 0 21600 21600" draw:type="rectangle" draw:enhanced-path="M 0 0 L 21600 0 21600 21600 0 21600 0 0 Z N"/>
        </draw:custom-shape>
        <draw:measure draw:style-name="gr7" draw:text-style-name="P12" draw:layer="measurelines" svg:x1="1.524cm" svg:y1="5.688cm" svg:x2="6.858cm" svg:y2="5.672cm">
          <text:p text:style-name="P15"><text:span text:style-name="T8">400px</text:span></text:p>
        </draw:measure>
        <draw:measure draw:style-name="gr7" draw:text-style-name="P12" draw:layer="measurelines" svg:x1="6.858cm" svg:y1="5.672cm" svg:x2="10.414cm" svg:y2="5.672cm">
          <text:p text:style-name="P15"><text:span text:style-name="T8">300px</text:span></text:p>
        </draw:measure>
        <draw:measure draw:style-name="gr7" draw:text-style-name="P12" draw:layer="measurelines" svg:x1="1.524cm" svg:y1="6.704cm" svg:x2="20.828cm" svg:y2="6.704cm">
          <text:p text:style-name="P15"><text:span text:style-name="T8">1000px= boxes_container</text:span></text:p>
        </draw:measure>
        <draw:frame draw:style-name="gr8" draw:text-style-name="P16" draw:layer="layout" svg:width="2.794cm" svg:height="0.762cm" svg:x="13.208cm" svg:y="3.302cm">
          <draw:text-box>
            <text:p><text:span text:style-name="T3">free_space</text:span></text:p>
          </draw:text-box>
        </draw:frame>
        <draw:custom-shape draw:style-name="gr4" draw:text-style-name="P11" draw:layer="layout" svg:width="19.304cm" svg:height="1.524cm" svg:x="1.276cm" svg:y="8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1.932cm" svg:height="1.524cm" svg:x="1.276cm" svg:y="8.636cm">
          <text:p text:style-name="P12">box1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7.366cm" svg:height="1.524cm" svg:x="13.208cm" svg:y="8.636cm">
          <text:p text:style-name="P12">box2</text:p>
          <draw:enhanced-geometry svg:viewBox="0 0 21600 21600" draw:type="rectangle" draw:enhanced-path="M 0 0 L 21600 0 21600 21600 0 21600 0 0 Z N"/>
        </draw:custom-shape>
        <draw:measure draw:style-name="gr7" draw:text-style-name="P12" draw:layer="measurelines" svg:x1="1.27cm" svg:y1="13.192cm" svg:x2="20.574cm" svg:y2="13.192cm">
          <text:p text:style-name="P15"><text:span text:style-name="T8">1000px= boxes_container</text:span></text:p>
        </draw:measure>
        <draw:measure draw:style-name="gr7" draw:text-style-name="P12" draw:layer="measurelines" svg:x1="1.27cm" svg:y1="11.668cm" svg:x2="13.208cm" svg:y2="11.668cm">
          <text:p text:style-name="P15"><text:span text:style-name="T8">400+200</text:span></text:p>
        </draw:measure>
        <draw:measure draw:style-name="gr7" draw:text-style-name="P12" draw:layer="measurelines" svg:x1="13.208cm" svg:y1="11.668cm" svg:x2="20.574cm" svg:y2="11.668cm">
          <text:p text:style-name="P15"><text:span text:style-name="T8">300+100</text:span></text:p>
        </draw:measure>
        <draw:path draw:style-name="gr11" draw:text-style-name="P17" draw:layer="layout" svg:width="4.053cm" svg:height="2.814cm" draw:transform="rotate (-2.1556561591382) translate (3.44987054242627cm 5.20122822151555cm)" svg:viewBox="0 0 4054 2815" svg:d="M0 2388c376 137 738 313 1130 408 320 77 597-96 878-196 258-91 504-205 735-368 251-175 511-368 634-657 128-302 326-586 331-932l132-294 138-239 76-110">
          <text:p/>
        </draw:path>
        <presentation:notes draw:style-name="dp3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11" draw:layer="layout" svg:width="6.925cm" svg:height="2.032cm" svg:x="1.457cm" svg:y="10.66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1.813cm" svg:x="1.4cm" svg:y="0.816cm" presentation:class="title" presentation:user-transformed="true">
          <draw:text-box>
            <text:p>Flex-shrink formula</text:p>
          </draw:text-box>
        </draw:frame>
        <draw:frame presentation:style-name="pr4" draw:text-style-name="P4" draw:layer="layout" svg:width="19.304cm" svg:height="2.286cm" svg:x="1.197cm" svg:y="9.144cm" presentation:class="outline" presentation:user-transformed="true">
          <draw:text-box>
            <text:list text:style-name="L2">
              <text:list-item>
                <text:p text:style-name="P1"><text:span text:style-name="T9">Box1 = box1_flex_basis - </text:span><text:span text:style-name="T9">space_to_shrink * </text:span><text:span text:style-name="T9">box1_flex_shrink / </text:span><text:span text:style-name="T9">(box1_flex_shrink + </text:span><text:span text:style-name="T9">box2_flex_shrink)</text:span></text:p>
              </text:list-item>
              <text:list-item>
                <text:p text:style-name="P3"><text:span text:style-name="T10">Box2 = </text:span><text:span text:style-name="T9">box1_flex_basis - </text:span><text:span text:style-name="T9">space_to_shrink * </text:span><text:span text:style-name="T9">box2_flex_shrink / </text:span><text:span text:style-name="T9">(box1_flex_shrink + </text:span><text:span text:style-name="T9">box2_flex_shrink)</text:span></text:p>
                <text:p text:style-name="P1"><text:span text:style-name="T5"/></text:p>
              </text:list-item>
            </text:list>
          </draw:text-box>
        </draw:frame>
        <draw:frame presentation:style-name="pr4" draw:text-style-name="P6" draw:layer="layout" svg:width="6.604cm" svg:height="4.572cm" svg:x="21.312cm" svg:y="3.662cm" presentation:class="outline" presentation:user-transformed="true">
          <draw:text-box>
            <text:list text:style-name="L2">
              <text:list-header>
                <text:p text:style-name="P5"><text:span text:style-name="T6">&lt;div class=’boxes-container’&gt;</text:span></text:p>
                <text:list>
                  <text:list-header>
                    <text:p text:style-name="P5"><text:span text:style-name="T6">&lt;div class=’box1&gt; </text:span></text:p>
                    <text:p text:style-name="P5"><text:span text:style-name="T6">&lt;/div&gt;</text:span></text:p>
                    <text:p text:style-name="P5"><text:span text:style-name="T6">&lt;div class=’box2’&gt;</text:span></text:p>
                    <text:p text:style-name="P5"><text:span text:style-name="T6">&lt;/div&gt;</text:span></text:p>
                  </text:list-header>
                </text:list>
                <text:p text:style-name="P5"><text:span text:style-name="T6">&lt;/div&gt;</text:span></text:p>
                <text:p text:style-name="P1"><text:span text:style-name="T6"/></text:p>
              </text:list-header>
            </text:list>
          </draw:text-box>
        </draw:frame>
        <draw:frame presentation:style-name="pr4" draw:text-style-name="P9" draw:layer="layout" svg:width="6.604cm" svg:height="9.652cm" svg:x="21.336cm" svg:y="9.906cm" presentation:class="outline" presentation:user-transformed="true">
          <draw:text-box>
            <text:list text:style-name="L2">
              <text:list-header>
                <text:p text:style-name="P7"><text:span text:style-name="T6">.boxes-container {</text:span></text:p>
                <text:list>
                  <text:list-header>
                    <text:p text:style-name="P7"><text:span text:style-name="T6">display: flex;</text:span></text:p>
                    <text:p text:style-name="P7"><text:span text:style-name="T6">flex-direction: row;</text:span></text:p>
                  </text:list-header>
                </text:list>
                <text:p text:style-name="P7"><text:span text:style-name="T6">}</text:span></text:p>
                <text:p text:style-name="P7"><text:span text:style-name="T6">.boxes-container .box1{</text:span></text:p>
                <text:list>
                  <text:list-header>
                    <text:p text:style-name="P7"><text:span text:style-name="T6">flex-grow: 2</text:span></text:p>
                    <text:p text:style-name="P7"><text:span text:style-name="T6">flex-shrink:2;</text:span></text:p>
                    <text:p text:style-name="P7"><text:span text:style-name="T6">flex-basis: 400px;</text:span></text:p>
                  </text:list-header>
                </text:list>
                <text:p text:style-name="P7"><text:span text:style-name="T6">}</text:span></text:p>
                <text:p text:style-name="P7"><text:span text:style-name="T6">.boxes-container .box2{</text:span></text:p>
                <text:list>
                  <text:list-header>
                    <text:p text:style-name="P7"><text:span text:style-name="T6">flex-grow: 1;</text:span></text:p>
                    <text:p text:style-name="P7"><text:span text:style-name="T6">flex-shrink:1;</text:span></text:p>
                    <text:p text:style-name="P7"><text:span text:style-name="T6">flex-basis: 300px;</text:span></text:p>
                  </text:list-header>
                </text:list>
                <text:p text:style-name="P7"><text:span text:style-name="T6">}</text:span></text:p>
                <text:p text:style-name="P8"><text:span text:style-name="T6"/></text:p>
              </text:list-header>
            </text:list>
          </draw:text-box>
        </draw:frame>
        <draw:frame draw:style-name="gr2" draw:text-style-name="P10" draw:layer="layout" svg:width="1.395cm" svg:height="0.725cm" svg:x="24.13cm" svg:y="2.831cm">
          <draw:text-box>
            <text:p><text:span text:style-name="T7">html</text:span></text:p>
          </draw:text-box>
        </draw:frame>
        <draw:frame draw:style-name="gr3" draw:text-style-name="P10" draw:layer="layout" svg:width="1.213cm" svg:height="0.725cm" svg:x="24.13cm" svg:y="8.89cm">
          <draw:text-box>
            <text:p><text:span text:style-name="T7">css</text:span></text:p>
          </draw:text-box>
        </draw:frame>
        <draw:custom-shape draw:style-name="gr13" draw:text-style-name="P11" draw:layer="layout" svg:width="7.185cm" svg:height="2.032cm" svg:x="1.705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5.334cm" svg:height="1.524cm" svg:x="1.705cm" svg:y="5.334cm">
          <text:p text:style-name="P12">box1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.556cm" svg:height="1.524cm" svg:x="7.039cm" svg:y="5.334cm">
          <text:p text:style-name="P12">box2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" draw:text-style-name="P12" draw:layer="measurelines" svg:x1="1.705cm" svg:y1="5.434cm" svg:x2="7.039cm" svg:y2="5.418cm">
          <text:p text:style-name="P15"><text:span text:style-name="T8">400px</text:span></text:p>
        </draw:measure>
        <draw:measure draw:style-name="gr7" draw:text-style-name="P12" draw:layer="measurelines" svg:x1="7.039cm" svg:y1="5.434cm" svg:x2="10.595cm" svg:y2="5.434cm">
          <text:p text:style-name="P15"><text:span text:style-name="T8">3</text:span><text:span text:style-name="T8">0</text:span><text:span text:style-name="T8">0</text:span><text:span text:style-name="T8">p</text:span><text:span text:style-name="T8">x</text:span></text:p>
        </draw:measure>
        <draw:custom-shape draw:style-name="gr14" draw:text-style-name="P11" draw:layer="layout" svg:width="6.925cm" svg:height="1.524cm" svg:x="1.457cm" svg:y="11.5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131cm" svg:height="1.524cm" svg:x="1.457cm" svg:y="11.176cm">
          <text:p text:style-name="P12">box1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794cm" svg:height="1.524cm" svg:x="5.588cm" svg:y="11.176cm">
          <text:p text:style-name="P12">box2</text:p>
          <draw:enhanced-geometry svg:viewBox="0 0 21600 21600" draw:type="rectangle" draw:enhanced-path="M 0 0 L 21600 0 21600 21600 0 21600 0 0 Z N"/>
        </draw:custom-shape>
        <draw:path draw:style-name="gr11" draw:text-style-name="P17" draw:layer="layout" svg:width="4.053cm" svg:height="2.814cm" draw:transform="rotate (-2.1556561591382) translate (3.63087054242627cm 7.74122822151554cm)" svg:viewBox="0 0 4054 2815" svg:d="M0 2388c376 137 738 313 1130 408 320 77 597-96 878-196 258-91 504-205 735-368 251-175 511-368 634-657 128-302 326-586 331-932l132-294 138-239 76-110">
          <text:p/>
        </draw:path>
        <draw:measure draw:style-name="gr7" draw:text-style-name="P12" draw:layer="measurelines" svg:x1="1.64cm" svg:y1="8.366cm" svg:x2="8.89cm" svg:y2="8.366cm">
          <text:p text:style-name="P15"><text:span text:style-name="T8">670px</text:span><text:span text:style-name="T8"><text:measure text:kind="gap"/></text:span></text:p>
        </draw:measure>
        <draw:frame draw:style-name="gr17" draw:text-style-name="P18" draw:layer="layout" svg:width="6.096cm" svg:height="0.806cm" svg:x="2.794cm" svg:y="7.46cm">
          <draw:text-box>
            <text:p><text:span text:style-name="T5">boxes_container</text:span></text:p>
          </draw:text-box>
        </draw:frame>
        <draw:measure draw:style-name="gr7" draw:text-style-name="P12" draw:layer="measurelines" svg:x1="8.881cm" svg:y1="8.366cm" svg:x2="10.659cm" svg:y2="8.366cm">
          <text:p text:style-name="P15"><text:span text:style-name="T8"><text:measure text:kind="gap"/></text:span></text:p>
        </draw:measure>
        <draw:path draw:style-name="gr11" draw:text-style-name="P17" draw:layer="layout" svg:width="4.673cm" svg:height="2.14cm" svg:x="9.792cm" svg:y="6.454cm" svg:viewBox="0 0 4674 2141" svg:d="M4674 0c-13 297-187 549-297 816-153 370-555 504-890 643-264 110-544 159-791 297-317 178-681 147-1014 272-323 121-709 167-1039 25-365-157-532-534-618-890l-25-50">
          <text:p/>
        </draw:path>
        <draw:frame draw:style-name="gr18" draw:text-style-name="P19" draw:layer="layout" svg:width="5.08cm" svg:height="0.839cm" svg:x="13.462cm" svg:y="5.648cm">
          <draw:text-box>
            <text:p><text:span text:style-name="T11">space_to_shrink</text:span></text:p>
          </draw:text-box>
        </draw:frame>
        <draw:measure draw:style-name="gr7" draw:text-style-name="P12" draw:layer="measurelines" svg:x1="1.524cm" svg:y1="14.07cm" svg:x2="5.588cm" svg:y2="14.07cm">
          <text:p text:style-name="P15"><text:span text:style-name="T8">380px</text:span><text:span text:style-name="T8"><text:measure text:kind="gap"/></text:span></text:p>
        </draw:measure>
        <draw:measure draw:style-name="gr7" draw:text-style-name="P12" draw:layer="measurelines" svg:x1="5.588cm" svg:y1="14.208cm" svg:x2="8.382cm" svg:y2="14.208cm">
          <text:p text:style-name="P15"><text:span text:style-name="T8">290px</text:span><text:span text:style-name="T8"><text:measure text:kind="gap"/></text:span></text:p>
        </draw:measure>
        <presentation:notes draw:style-name="dp3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top="0.4cm" fo:margin-bottom="0cm"/>
      <style:text-properties fo:font-size="28pt" style:font-size-asian="28pt" style:font-size-complex="28pt"/>
    </style:style>
    <style:style style:name="Blue_5f_Curve1_5f_-outline3" style:display-name="Blue_Curve1_-outline3" style:family="presentation" style:parent-style-name="Blue_5f_Curve1_5f_-outline2">
      <style:paragraph-properties fo:margin-top="0.3cm" fo:margin-bottom="0cm"/>
      <style:text-properties fo:font-size="24pt" style:font-size-asian="24pt" style:font-size-complex="24pt"/>
    </style:style>
    <style:style style:name="Blue_5f_Curve1_5f_-outline4" style:display-name="Blue_Curve1_-outline4" style:family="presentation" style:parent-style-name="Blue_5f_Curve1_5f_-outline3">
      <style:paragraph-properties fo:margin-top="0.2cm" fo:margin-bottom="0cm"/>
      <style:text-properties fo:font-size="20pt" style:font-size-asian="20pt" style:font-size-complex="20pt"/>
    </style:style>
    <style:style style:name="Blue_5f_Curve1_5f_-outline5" style:display-name="Blue_Curve1_-outline5" style:family="presentation" style:parent-style-name="Blue_5f_Curve1_5f_-outline4">
      <style:paragraph-properties fo:margin-top="0.1cm" fo:margin-bottom="0cm"/>
      <style:text-properties fo:font-size="20pt" style:font-size-asian="20pt" style:font-size-complex="20pt"/>
    </style:style>
    <style:style style:name="Blue_5f_Curve1_5f_-outline6" style:display-name="Blue_Curve1_-outline6" style:family="presentation" style:parent-style-name="Blue_5f_Curve1_5f_-outline5">
      <style:paragraph-properties fo:margin-top="0.1cm" fo:margin-bottom="0cm"/>
      <style:text-properties fo:font-size="20pt" style:font-size-asian="20pt" style:font-size-complex="20pt"/>
    </style:style>
    <style:style style:name="Blue_5f_Curve1_5f_-outline7" style:display-name="Blue_Curve1_-outline7" style:family="presentation" style:parent-style-name="Blue_5f_Curve1_5f_-outline6">
      <style:paragraph-properties fo:margin-top="0.1cm" fo:margin-bottom="0cm"/>
      <style:text-properties fo:font-size="20pt" style:font-size-asian="20pt" style:font-size-complex="20pt"/>
    </style:style>
    <style:style style:name="Blue_5f_Curve1_5f_-outline8" style:display-name="Blue_Curve1_-outline8" style:family="presentation" style:parent-style-name="Blue_5f_Curve1_5f_-outline7">
      <style:paragraph-properties fo:margin-top="0.1cm" fo:margin-bottom="0cm"/>
      <style:text-properties fo:font-size="20pt" style:font-size-asian="20pt" style:font-size-complex="20pt"/>
    </style:style>
    <style:style style:name="Blue_5f_Curve1_5f_-outline9" style:display-name="Blue_Curve1_-outline9" style:family="presentation" style:parent-style-name="Blue_5f_Curve1_5f_-outline8">
      <style:paragraph-properties fo:margin-top="0.1cm" fo:margin-bottom="0cm"/>
      <style:text-properties fo:font-size="20pt" style:font-size-asian="20pt" style:font-size-complex="20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1_5f_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presentation:style-name="Mpr8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5.199cm" svg:height="1.771cm" svg:x="1.4cm" svg:y="0.837cm" presentation:class="title" presentation:placeholder="true">
        <draw:text-box/>
      </draw:frame>
      <draw:frame presentation:style-name="Blue_5f_Curve1_5f_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0:40:40.839493828</meta:creation-date>
    <meta:editing-duration>PT10H57M53S</meta:editing-duration>
    <meta:editing-cycles>155</meta:editing-cycles>
    <meta:generator>LibreOffice/6.4.6.2$Linux_X86_64 LibreOffice_project/40$Build-2</meta:generator>
    <dc:title>Blue Curve</dc:title>
    <dc:date>2020-11-16T14:04:49.716127590</dc:date>
    <meta:document-statistic meta:object-count="98"/>
  </office:meta>
</office:document-meta>
</file>